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7b88"/>
    </style:style>
    <style:style style:name="P2" style:family="paragraph" style:parent-style-name="Standard">
      <style:text-properties officeooo:rsid="000d7b88" officeooo:paragraph-rsid="000d7b88"/>
    </style:style>
    <style:style style:name="P3" style:family="paragraph" style:parent-style-name="Standard">
      <style:text-properties officeooo:rsid="000d7b88" officeooo:paragraph-rsid="000ddbc0"/>
    </style:style>
    <style:style style:name="P4" style:family="paragraph" style:parent-style-name="Standard">
      <style:text-properties officeooo:rsid="000d7b88" officeooo:paragraph-rsid="000e38b7"/>
    </style:style>
    <style:style style:name="P5" style:family="paragraph" style:parent-style-name="Standard">
      <style:text-properties officeooo:rsid="000ddbc0" officeooo:paragraph-rsid="000e38b7"/>
    </style:style>
    <style:style style:name="P6" style:family="paragraph" style:parent-style-name="Standard">
      <style:text-properties officeooo:rsid="000ddbc0" officeooo:paragraph-rsid="00123971"/>
    </style:style>
    <style:style style:name="T1" style:family="text">
      <style:text-properties officeooo:rsid="000ddbc0"/>
    </style:style>
    <style:style style:name="T2" style:family="text">
      <style:text-properties officeooo:rsid="000e38b7"/>
    </style:style>
    <style:style style:name="T3" style:family="text">
      <style:text-properties officeooo:rsid="000ddbc0" fo:background-color="#ffff00" loext:char-shading-value="0"/>
    </style:style>
    <style:style style:name="T4" style:family="text">
      <style:text-properties officeooo:rsid="000e38b7" fo:background-color="#ffff00" loext:char-shading-value="0"/>
    </style:style>
    <style:style style:name="T5" style:family="text">
      <style:text-properties fo:background-color="#ffff00" loext:char-shading-value="0"/>
    </style:style>
    <style:style style:name="T6" style:family="text">
      <style:text-properties officeooo:rsid="000f9089" fo:background-color="#ffff00" loext:char-shading-value="0"/>
    </style:style>
    <style:style style:name="T7" style:family="text">
      <style:text-properties officeooo:rsid="000f9089" fo:background-color="#ffff00" loext:char-shading-value="0"/>
    </style:style>
    <style:style style:name="T8" style:family="text">
      <style:text-properties officeooo:rsid="00123971" fo:background-color="#ffff00" loext:char-shading-value="0"/>
    </style:style>
    <style:style style:name="T9" style:family="text">
      <style:text-properties officeooo:rsid="00123971" fo:background-color="#ffff00" loext:char-shading-value="0"/>
    </style:style>
    <style:style style:name="T10" style:family="text">
      <style:text-properties officeooo:rsid="000f9089"/>
    </style:style>
    <style:style style:name="T11" style:family="text">
      <style:text-properties officeooo:rsid="000e38b7" fo:background-color="#d4ea6b" loext:char-shading-value="0"/>
    </style:style>
    <style:style style:name="T12" style:family="text">
      <style:text-properties officeooo:rsid="000ddbc0" fo:background-color="#d4ea6b" loext:char-shading-value="0"/>
    </style:style>
    <style:style style:name="T13" style:family="text">
      <style:text-properties fo:background-color="#d4ea6b" loext:char-shading-value="0"/>
    </style:style>
    <style:style style:name="T14" style:family="text">
      <style:text-properties officeooo:rsid="00106d13"/>
    </style:style>
    <style:style style:name="T15" style:family="text">
      <style:text-properties officeooo:rsid="00123971"/>
    </style:style>
    <style:style style:name="T16" style:family="text">
      <style:text-properties officeooo:rsid="000f9089" fo:background-color="#ffa6a6" loext:char-shading-value="0"/>
    </style:style>
    <style:style style:name="T17" style:family="text">
      <style:text-properties officeooo:rsid="00135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text:tab/><text:span text:style-name="T13">Kiracı Dursun DURMUŞ ‘un kira başlangıç tarihi 31 Ekim 2018 ‘dir.</text:span> Kiracı 25 Ocak 2019 tarihinde, mecuru 30 Ekim 2019 tarihinde boşaltacağına dair tahliye taahhütnamesi vermiştir. Kiracı, kiranın peşin konuşulmasına rağmen, <text:s/>2018 yılı içerisinde kiraya verene herhangi bir ödeme yapmamıştır. </text:p>
      <text:p text:style-name="P4"><text:tab/></text:p>
      <text:p text:style-name="P4"><text:tab/>Kiraya veren <text:span text:style-name="T2">Hacı Murat BALCI</text:span>, 11/11/2019 tarihinde (kira bitim tarihini izleyen ayın 11. günü), kiracının, verdiği tahliye taahhütnamesine rağmen, mecuru tahliye etmeyeceğini belirtmesi üzerine, Tokat 3. İcra Dairesine, 14 nolu ödeme emri ile şahsen başvurarak tahliye taahhütnamesinin <text:span text:style-name="T1">gereğinin</text:span> yerine getirilmesini istemiştir. <text:span text:style-name="T1">Bunun üzerine,</text:span> 11/11/2019 tarih 2019/37357 esas sayılı dosya ile <text:span text:style-name="T1">İcra Dairesi tarafından işlem başlatılmıştır.</text:span></text:p>
      <text:p text:style-name="P3"/>
      <text:p text:style-name="P3"><text:tab/><text:span text:style-name="T3">İcra Takibinin başlatıldığı günü takip eden 12/11/2019 tarihinde, kiracının kefili Birkan YAYMAZ, </text:span><text:span text:style-name="T12">“2019-2020 kasım ayları arası işyeri kira bedeli”</text:span><text:span text:style-name="T3"> açıklama notu ekleyerek, PTT üzerinden Hacı Murat Balcı adına 18,500 TL posta havalesi yapmıştır.</text:span></text:p>
      <text:p text:style-name="P4"/>
      <text:p text:style-name="P5"><text:tab/>Kiracı, 13/12/2019 tarihinde, takibin durdurulması için itirazda bulunmuştur.</text:p>
      <text:p text:style-name="P4"/>
      <text:p text:style-name="P4"><text:tab/><text:span text:style-name="T4">Kiracının kefili, 02/04/2020 tarihinde, yine PTT üzerinden Hacı Murat BALCI adına, </text:span><text:span text:style-name="T11">“işyeri kira bedeli”</text:span><text:span text:style-name="T4"> açıklama notlu 5000 TL posta havalesi yapmıştır.</text:span></text:p>
      <text:p text:style-name="P4"/>
      <text:p text:style-name="P6"><text:s/><text:tab/>Kiraya veren, 20/07/2020 tarihinde 2020/102 esas nolu dosya ile tahliye taahhütnamesine dayalı itirazın kaldırılması ve tahliye davası açmıştır. <text:s/><text:span text:style-name="T5">24/09/2020</text:span> tarihinde kiraya verenin <text:s/>vekaleten işlem yapamayacağı yönünde karar ver<text:span text:style-name="T10">ilerek dava</text:span> <text:s/>redde<text:span text:style-name="T10">dilmiştir. </text:span><text:span text:style-name="T15">Tahliye d</text:span><text:span text:style-name="T10">ava</text:span><text:span text:style-name="T15">sı</text:span><text:span text:style-name="T10">nın reddinden </text:span><text:span text:style-name="T15">yaklaşık 2</text:span><text:span text:style-name="T10"> ay sonra, </text:span><text:span text:style-name="T15">kiracı mecuru boşaltmış, </text:span><text:span text:style-name="T17">ancak kötü niyetli bir şekilde </text:span><text:span text:style-name="T15"><text:s/>mecurda birkaç parça eşya birakarak, <text:s/>yaklaşık 1 ay kadarda mecuru <text:s/>boş bir şekilde bekletmiştir. </text:span><text:span text:style-name="T10"><text:s/></text:span><text:span text:style-name="T7">16/12/2020 tarihinde </text:span><text:span text:style-name="T10">kiracı mecur</text:span><text:span text:style-name="T15">da biıraktığı birkaç parça eşyayı alarak, anahtarı kiraya verene teslim etmiş ve </text:span><text:span text:style-name="T9">mecuru tamamen </text:span><text:span text:style-name="T7">tahliye etmiştir</text:span></text:p>
      <text:p text:style-name="P5"/>
      <text:p text:style-name="P5"><text:tab/><text:span text:style-name="T10">Kiracı, oturduğu süre boyunca tek kuruş ödeme yapma</text:span><text:span text:style-name="T15">dığı gibi borcunu inkar etmiştir.</text:span><text:span text:style-name="T10"> </text:span><text:span text:style-name="T15">K</text:span><text:span text:style-name="T10">efili Birkan YAYMAZ basiretli bir iş adamı gibi davranarak kefil olarak imza attığı sözleşmeden doğan </text:span><text:span text:style-name="T15">ve ilk yılın kirası olan,</text:span><text:span text:style-name="T10"> 25000 TL ‘lik borcun 23500 TL ‘sini kiraya verene ödemiştir. </text:span><text:span text:style-name="T16">Kiracı Dursun DURMUŞ ’un kefile 23500 TL borcu oluşmuştur.</text:span></text:p>
      <text:p text:style-name="P5"><text:tab/><text:span text:style-name="T10">Oturulan sürenin 2 yıl 46 gün olmasına </text:span><text:span text:style-name="T14">ve ilk yılın kirasının 1500 TL noksan ödenmiş olmasına rağmen, kiraya verenin talebi 2. yıl kirası olan (%10 artışlı) 27500 TL ve in</text:span><text:span text:style-name="T15">k</text:span><text:span text:style-name="T14">ar tazminatıdır. <text:s text:c="2"/></text:span><text:span text:style-name="T15">Kiraya veren 1. yıldan 1500 TL <text:s/>ve 3. yılın başladığı dönemden 46 günlük sürenin kirasını taalep etmemektedir.</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6T09:42:58.116008249</meta:creation-date>
    <dc:date>2021-09-19T18:15:48.516579006</dc:date>
    <meta:editing-duration>PT10M4S</meta:editing-duration>
    <meta:editing-cycles>4</meta:editing-cycles>
    <meta:generator>LibreOffice/7.1.5.2$Linux_X86_64 LibreOffice_project/10$Build-2</meta:generator>
    <meta:document-statistic meta:table-count="0" meta:image-count="0" meta:object-count="0" meta:page-count="1" meta:paragraph-count="9" meta:word-count="334" meta:character-count="2457" meta:non-whitespace-character-count="2109"/>
  </office:meta>
</office:document-meta>
</file>